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tahoma" svg:font-family="tahom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222222" style:font-name="tahoma" fo:font-size="12pt" fo:letter-spacing="normal" fo:font-style="normal" fo:font-weight="normal"/>
    </style:style>
    <style:style style:name="P3" style:family="paragraph" style:parent-style-name="Text_20_body">
      <style:paragraph-properties fo:margin-left="0in" fo:margin-right="0in" fo:orphans="2" fo:widows="2" fo:text-indent="0in" style:auto-text-indent="false"/>
      <style:text-properties style:font-name="tahoma"/>
    </style:style>
    <style:style style:name="P4" style:family="paragraph" style:parent-style-name="Text_20_body">
      <style:paragraph-properties fo:margin-left="0in" fo:margin-right="0in" fo:orphans="2" fo:widows="2" fo:text-indent="0in" style:auto-text-indent="false"/>
    </style:style>
    <style:style style:name="P5" style:family="paragraph" style:parent-style-name="Text_20_body">
      <style:paragraph-properties fo:margin-left="0in" fo:margin-right="0in" fo:margin-top="0in" fo:margin-bottom="0in" loext:contextual-spacing="false" style:line-height-at-least="0.198in" fo:orphans="2" fo:widows="2" fo:text-indent="0in" style:auto-text-indent="false"/>
      <style:text-properties fo:font-variant="normal" fo:text-transform="none" fo:color="#222222" style:font-name="Arial" fo:font-size="12pt" fo:letter-spacing="normal" fo:font-style="normal" fo:font-weight="normal"/>
    </style:style>
    <style:style style:name="P6" style:family="paragraph" style:parent-style-name="Text_20_body">
      <style:paragraph-properties fo:margin-left="0in" fo:margin-right="0in" fo:margin-top="0in" fo:margin-bottom="0in" loext:contextual-spacing="false" style:line-height-at-least="0.198in" fo:orphans="2" fo:widows="2" fo:text-indent="0in" style:auto-text-indent="false"/>
      <style:text-properties fo:font-variant="normal" fo:text-transform="none" fo:color="#222222" style:font-name="tahoma" fo:font-size="12pt" fo:letter-spacing="normal" fo:font-style="normal" fo:font-weight="normal"/>
    </style:style>
    <style:style style:name="P7" style:family="paragraph" style:parent-style-name="Text_20_body">
      <style:paragraph-properties fo:margin-left="0.1945in" fo:margin-right="0in" fo:margin-top="0in" fo:margin-bottom="0in" loext:contextual-spacing="false" style:line-height-at-least="0.198in" fo:orphans="2" fo:widows="2" fo:text-indent="0in" style:auto-text-indent="false"/>
      <style:text-properties fo:font-variant="normal" fo:text-transform="none" fo:color="#222222" style:font-name="tahoma" fo:font-size="12pt" fo:letter-spacing="normal" fo:font-style="normal" fo:font-weight="normal"/>
    </style:style>
    <style:style style:name="T1" style:family="text">
      <style:text-properties fo:font-weight="bold"/>
    </style:style>
    <style:style style:name="T2" style:family="text">
      <style:text-properties fo:font-variant="normal" fo:text-transform="none" fo:color="#222222" style:font-name="Arial" fo:font-size="12pt" fo:letter-spacing="normal" fo:font-style="normal" fo:font-weight="normal"/>
    </style:style>
    <style:style style:name="T3" style:family="text">
      <style:text-properties fo:font-variant="normal" fo:text-transform="none" fo:color="#222222" style:font-name="Arial" fo:font-size="12pt" fo:letter-spacing="normal" fo:font-style="normal" fo:font-weight="bold"/>
    </style:style>
    <style:style style:name="T4" style:family="text">
      <style:text-properties fo:font-variant="normal" fo:text-transform="none" fo:color="#222222" fo:letter-spacing="normal"/>
    </style:style>
    <style:style style:name="T5" style:family="text">
      <style:text-properties style:font-name="tahoma"/>
    </style:style>
    <style:style style:name="T6" style:family="text">
      <style:text-properties style:text-position="33% 80%" style:font-name="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 1</text:span><text:line-break/><text:line-break/>-</text:p>
      <text:p text:style-name="P2">The paper deals with the well known Helbing's social force model for simulating pedestrian dynamics. By means of some numerical simulations and comparisons with real data, the author improves the model unveiling, at the same time, the role of the friction coefficient. The author also shows that the role of the friction coefficient is basically the same of that of the relaxation time.</text:p>
      <text:p text:style-name="P3"/>
      <text:p text:style-name="P2">The paper is fine and I think it can be published, provided some corrections are made. More precisely, I think that the paper is not well organized and the message is difficult to follow. I strongly suggest to include Appendix A in the main text. Section 3 ("Numerical simulations") should be named somethink like "Setting and parameters". Section 4 ("Results"), which should be the core of the paper, is by far too long. Subsection 4.1 ("Hypotheses") is fine but does not contain "results". Subsection 4.2 contains numerical results, but they are not new.</text:p>
      <text:p text:style-name="P3"/>
      <text:p text:style-name="P2">Other comments:</text:p>
      <text:p text:style-name="P3"/>
      <text:p text:style-name="P2">1) Section 1: the author could add the reference to two papers which introduced the SF idea much before Helbing.</text:p>
      <text:p text:style-name="P3"/>
      <text:p text:style-name="P2">[A] S. Okazaki, A study of pedestrian movement in architectural space, Part 1: pedestrian movement by the application of magnetic model. Trans. A.I.J. 283, 111–119 (1979)</text:p>
      <text:p text:style-name="P2">[B] K. Hirai, K. Tarui, A simulation of the behavior of a crowd in panic, Proceedings of the 1975 International Conference on Cybernetics Society (1975), pp. 409-411</text:p>
      <text:p text:style-name="P3"/>
      <text:p text:style-name="P2">2) End of page 6: "it is well known that the seminal version..." A reference should be added.</text:p>
      <text:p text:style-name="P3"/>
      <text:p text:style-name="P2">3) p.10: you cannot refer to $\mathcal A$ and \mathcal K$ like you do. The most important equations of Appendix A must be introduced here.</text:p>
      <text:p text:style-name="P3"/>
      <text:p text:style-name="P2"><text:soft-page-break/>4) p.14: Fig.1 is not present.</text:p>
      <text:p text:style-name="P3"/>
      <text:p text:style-name="P2">5) Caption Fig.9: k is k_i or k_w?</text:p>
      <text:p text:style-name="P4"><text:line-break/><text:span text:style-name="T2">-</text:span><text:span text:style-name="T3">Reviewer 2</text:span><text:line-break/><text:line-break/><text:span text:style-name="T2">- See attached file.</text:span><text:line-break/><text:line-break/><text:span text:style-name="T2">-</text:span><text:span text:style-name="T3">Reviewer 3</text:span><text:line-break/><text:line-break/><text:span text:style-name="T2">-</text:span></text:p>
      <text:p text:style-name="P5"><text:span text:style-name="T5">The authors</text:span> <text:span text:style-name="T5">discussed the role of friction in SFM. The topic is interesting and worthy studying. However, there are issues that should be addressed</text:span> <text:span text:style-name="T5">before processing to a possible publication of this work.</text:span></text:p>
      <text:p text:style-name="P5"><text:span text:style-name="T5">1. Nonstandard reference issues:</text:span></text:p>
      <text:p text:style-name="P7">(1) Numerical order. For instance, “[10, 12, 8]” (Introduction, page 5, paragraph 1).</text:p>
      <text:p text:style-name="P7">(2) The format of References is inconsistent.</text:p>
      <text:p text:style-name="P5"><text:span text:style-name="T5">2. The format of unit is nonstandard. For instance, “P</text:span> <text:span text:style-name="T5">m-</text:span><text:span text:style-name="T6">2</text:span><text:span text:style-name="T5">” (Fig.2) and “p/m</text:span><text:span text:style-name="T6">2</text:span><text:span text:style-name="T5">” (Fig. 3).</text:span></text:p>
      <text:p text:style-name="P5"><text:span text:style-name="T5">3.Numerical simulations, page 8, paragraph 3: The desired velocity for each pedestrian was 1 m/s. Whether the desired velocity has an effect on the result?</text:span></text:p>
      <text:p text:style-name="P5"><text:span text:style-name="T5">4. Clusters, page 22,paragraph 2: In an enhanced friction scenario the individuals find it harder to detach from each other. Then why are possibilities of pedestrian belong to a small cluster and giant cluster almost equal? Why does a bimodal distribution occur in Figs. 9(d)-(f)?</text:span></text:p>
      <text:p text:style-name="P6">5. Why does not the velocity profile report any relevant difference as the corridor widens, while the fundamental diagram does?</text:p>
      <text:p text:style-name="P5"><text:span text:style-name="T5">6. Numerical simulations, page 7, last paragraph: Initially, the individuals were randomly distributed along the corridor, and the corridor with periodic boundary conditions. Whether the initial distribute and boundary conditions may have an effect on simulations?</text:span></text:p>
      <text:p text:style-name="P6">7. English writing should be improv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tahoma" svg:font-family="tahom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09:59:32.729466313</meta:creation-date>
    <dc:date>2019-05-20T10:00:51.657274656</dc:date>
    <meta:editing-duration>PT1M19S</meta:editing-duration>
    <meta:editing-cycles>1</meta:editing-cycles>
    <meta:document-statistic meta:table-count="0" meta:image-count="0" meta:object-count="0" meta:page-count="2" meta:paragraph-count="22" meta:word-count="506" meta:character-count="3082" meta:non-whitespace-character-count="2594"/>
    <meta:generator>LibreOffice/5.1.6.2$Linux_X86_64 LibreOffice_project/10m0$Build-2</meta:generator>
  </office:meta>
</office:document-meta>
</file>